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18.5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2.737cm" fo:min-width="18.55cm"/>
    </style:style>
    <style:style style:name="gr3" style:family="graphic" style:parent-style-name="standard">
      <style:graphic-properties draw:stroke="none" svg:stroke-color="#000000" draw:fill="none" draw:fill-color="#ffffff" fo:min-height="0.63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6.354cm" fo:min-width="4.453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6.1cm" fo:min-width="4.58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6.354cm" fo:min-width="4.58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05cm" svg:height="1.27cm" svg:x="1.254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9.05cm" svg:height="22.987cm" svg:x="1.254cm" svg:y="3.032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18cm" svg:height="0.889cm" svg:x="1.508cm" svg:y="3.286cm">
          <draw:text-box>
            <text:p text:style-name="P3"><text:span text:style-name="T1">Div Container</text:span></text:p>
          </draw:text-box>
        </draw:frame>
        <draw:custom-shape draw:style-name="gr4" draw:text-style-name="P2" draw:layer="layout" svg:width="4.953cm" svg:height="6.604cm" svg:x="1.508cm" svg:y="4.4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08cm" svg:height="6.35cm" svg:x="6.842cm" svg:y="4.42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08cm" svg:height="6.604cm" svg:x="13.319cm" svg:y="4.30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4.826cm" svg:height="1.016cm" svg:x="1.635cm" svg:y="9.89cm">
          <draw:text-box>
            <text:p text:style-name="P3"><text:span text:style-name="T1">Sản phẩm theo menu</text:span></text:p>
          </draw:text-box>
        </draw:frame>
        <draw:frame draw:style-name="gr3" draw:text-style-name="P4" draw:layer="layout" svg:width="5.334cm" svg:height="0.889cm" svg:x="7.477cm" svg:y="9.636cm">
          <draw:text-box>
            <text:p text:style-name="P3"><text:span text:style-name="T1">Sản phẩm theo menu</text:span></text:p>
          </draw:text-box>
        </draw:frame>
        <draw:frame draw:style-name="gr7" draw:text-style-name="P4" draw:layer="layout" svg:width="5.334cm" svg:height="1.016cm" svg:x="13.192cm" svg:y="9.763cm">
          <draw:text-box>
            <text:p text:style-name="P3"><text:span text:style-name="T1">Sản phẩm theo menu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0.3$Windows_X86_64 LibreOffice_project/98c6a8a1c6c7b144ce3cc729e34964b47ce25d62</meta:generator>
    <dc:date>2019-04-27T13:58:47.786000000</dc:date>
    <meta:editing-duration>PT8M30S</meta:editing-duration>
    <meta:editing-cycles>1</meta:editing-cycles>
    <meta:document-statistic meta:object-count="9"/>
  </office:meta>
</office:document-meta>
</file>